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133.54pt"/>
    </style:style>
    <style:style style:name="co10" style:family="table-column">
      <style:table-column-properties fo:break-before="auto" style:column-width="108.79pt"/>
    </style:style>
    <style:style style:name="co11" style:family="table-column">
      <style:table-column-properties fo:break-before="auto" style:column-width="118.86pt"/>
    </style:style>
    <style:style style:name="co12" style:family="table-column">
      <style:table-column-properties fo:break-before="auto" style:column-width="172.91pt"/>
    </style:style>
    <style:style style:name="ro3" style:family="table-row">
      <style:table-row-properties style:row-height="15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Component</text:p>
          </table:table-cell>
          <table:table-cell table:style-name="ce10" office:value-type="string" calcext:value-type="string">
            <text:p># needed</text:p>
          </table:table-cell>
          <table:table-cell table:style-name="ce10" office:value-type="string" calcext:value-type="string">
            <text:p>item cost</text:p>
          </table:table-cell>
          <table:table-cell table:style-name="ce10" office:value-type="string" calcext:value-type="string">
            <text:p>total cost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age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purchase site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2mm, 2oz, En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http://dirtypcbs.com/store/pcb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ode tri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M 10si diode t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http://www.ebay.com/itm/100-New-Premium-Quality-Alternator-Diode-Trio-For-GM-10SI-12SI-15SI-17SI-20SI-/331733574838?hash=item4d3cdca4b6:g:lEEAAOSwk1JWcBxe&amp;vxp=mt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M 10si 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http://www.ebay.com/itm/ALTERNATOR-RECTIFIER-FOR-10SI-20SI-30SI-SERIES-ALTERNATORS-DR-5042-/331677484309?hash=item4d3984c515:g:7u8AAOSwnDZUAA5a&amp;vxp=mt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stone 7804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string" calcext:value-type="string">
            <text:p>four blade right angle</text:p>
          </table:table-cell>
          <table:table-cell table:number-columns-repeated="2"/>
          <table:table-cell office:value-type="string" calcext:value-type="string">
            <text:p>http://www.mouser.com/ProductDetail/Keystone-Electronics/7804/?qs=811De8TLL%252bci55O2zuy5OQ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HS080-2018-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resettable fuse for DC-DC</text:p>
          </table:table-cell>
          <table:table-cell table:number-columns-repeated="2"/>
          <table:table-cell office:value-type="string" calcext:value-type="string">
            <text:p>http://www.mouser.com/ProductDetail/Littelfuse/AHS080-2018-2/?qs=fvkeCqCHl3AybvLOzBRZnw%3d%3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8610BC-B-IS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string" calcext:value-type="string">
            <text:p>Digital isolator for points</text:p>
          </table:table-cell>
          <table:table-cell table:number-columns-repeated="2"/>
          <table:table-cell table:style-name="ce12" office:value-type="string" calcext:value-type="string">
            <text:p>http://www.mouser.com/ProductDetail/Silicon-Labs/SI8610BC-B-IS/?qs=sGAEpiMZZMuyKkoWRCJ2WJrRBwyCwJsoM%2fctXC41vEtVhwd3e7UMwQ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8620BC-B-IS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string" calcext:value-type="string">
            <text:p>Digital isolator for points &amp; alternator</text:p>
          </table:table-cell>
          <table:table-cell table:number-columns-repeated="2"/>
          <table:table-cell table:style-name="ce12" office:value-type="string" calcext:value-type="string">
            <text:p>http://www.mouser.com/ProductDetail/Silicon-Labs/SI8620BC-B-IS/?qs=sGAEpiMZZMssyD0wnx%2fymM3bPDptwQTOqVYQhoVexDU8PxccFqnJgg%3d%3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ST-L94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93" calcext:value-type="float">
            <text:p>8.93</text:p>
          </table:table-cell>
          <table:table-cell/>
          <table:table-cell office:value-type="string" calcext:value-type="string">
            <text:p>voltage regulator</text:p>
          </table:table-cell>
          <table:table-cell table:number-columns-repeated="2"/>
          <table:table-cell office:value-type="string" calcext:value-type="string">
            <text:p>http://www.mouser.com/ProductDetail/STMicroelectronics/L9484/?qs=JsdQiTLDJHNFM7KHq0hnKw%3D%3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VB325SP-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coil driver</text:p>
          </table:table-cell>
          <table:table-cell table:number-columns-repeated="2"/>
          <table:table-cell table:style-name="ce12" office:value-type="string" calcext:value-type="string">
            <text:p>http://www.mouser.com/ProductDetail/STMicroelectronics/VB325SP-E/?qs=sGAEpiMZZMsUzhEcHltCuRA2aZ4cdl3N</text:p>
          </table:table-cell>
          <table:table-cell office:value-type="string" calcext:value-type="string">
            <text:p>http://www.integrated-circuit.com/products-detail/VB325SP-E/EIS-1269368.html?small=Pmic-Power-Distribution-Switches-Load-Driv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B525SPTR-E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string" calcext:value-type="string">
            <text:p>coil driver (alternate)</text:p>
          </table:table-cell>
          <table:table-cell table:number-columns-repeated="2"/>
          <table:table-cell table:style-name="ce12" office:value-type="string" calcext:value-type="string">
            <text:p>http://www.mouser.com/ProductDetail/STMicroelectronics/VB525SPTR-E/?qs=sGAEpiMZZMuCmTIBzycWfEDQr9AqPbq%252by0Wo0nPE7yw%3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TDK NTCG063JF103FT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 thermistor</text:p>
          </table:table-cell>
          <table:table-cell table:number-columns-repeated="2"/>
          <table:table-cell office:value-type="string" calcext:value-type="string">
            <text:p>http://www.mouser.com/ProductDetail/TDK/NTCG063JF103FT/?qs=sGAEpiMZZMuBd0%252bwiCVS2zxNvFKEqflCOZ7v%2fjIuqFhoz1Xz2OmoiQ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 LMZ21701SILT</text:p>
          </table:table-cell>
          <table:table-cell office:value-type="float" office:value="1" calcext:value-type="float">
            <text:p>1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string" calcext:value-type="string">
            <text:p>12vDC-DC converter</text:p>
          </table:table-cell>
          <table:table-cell table:number-columns-repeated="2"/>
          <table:table-cell office:value-type="string" calcext:value-type="string">
            <text:p>http://www.mouser.com/ProductDetail/Texas-Instruments/LMZ21701SILT/?qs=sGAEpiMZZMtp5ziQ9mm%252bAqqs1Lsx8XN9LLwktlDsnYE%3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uts 10si inpu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lt 10si mount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t 10si mount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t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t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sher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sher 10si mou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sher 10si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u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00pF ca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2kOhm 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.2kOhm 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ini50 socke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50 plu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50 pins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bs for rectifier &amp; 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bs for D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 resis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1v zeiner dio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k resis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 diod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iv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tical sens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EDR-8710-102</text:p>
          </table:table-cell>
          <table:table-cell table:number-columns-repeated="2"/>
          <table:table-cell office:value-type="string" calcext:value-type="string">
            <text:p>http://www.mouser.com/ProductDetail/Broadcom-Avago/AEDR-8710-102/?qs=sGAEpiMZZMvDlz5Naxv8kNLcJWccvPOEbPVvsPrX7JS44zdV7ooAgA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-diodes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SMD 3A diodes</text:p>
          </table:table-cell>
          <table:table-cell table:number-columns-repeated="2"/>
          <table:table-cell office:value-type="string" calcext:value-type="string">
            <text:p>http://www.mouser.com/ProductDetail/Diodes-Incorporated/SBR3U60P5-7/?qs=sGAEpiMZZMtQ8nqTKtFS%2fK3IFKOk7gD%252b8R18BHHYsOM5m2VZpWFG%252bQ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in spad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+ terminals</text:p>
          </table:table-cell>
          <table:table-cell table:number-columns-repeated="2"/>
          <table:table-cell office:value-type="string" calcext:value-type="string">
            <text:p>http://www.mouser.com/ProductDetail/Keystone-Electronics/1257/?qs=sGAEpiMZZMvz8LftK4jeruIt2zBx3qUdhdzMU4VL1F4%3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Y terminal</text:p>
          </table:table-cell>
          <table:table-cell table:number-columns-repeated="2"/>
          <table:table-cell office:value-type="string" calcext:value-type="string">
            <text:p>http://www.mouser.com/ProductDetail/Keystone-Electronics/1256/?qs=sGAEpiMZZMvz8LftK4jeruIt2zBx3qUdD8GVuSOceY8%3d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P sensor</text:p>
          </table:table-cell>
          <table:table-cell office:value-type="float" office:value="2" calcext:value-type="float">
            <text:p>2</text:p>
          </table:table-cell>
          <table:table-cell office:value-type="float" office:value="16.37" calcext:value-type="float">
            <text:p>16.37</text:p>
          </table:table-cell>
          <table:table-cell/>
          <table:table-cell office:value-type="string" calcext:value-type="string">
            <text:p>MPXA4250AC6U</text:p>
          </table:table-cell>
          <table:table-cell table:number-columns-repeated="2"/>
          <table:table-cell office:value-type="string" calcext:value-type="string">
            <text:p>http://www.mouser.com/ProductDetail/NXP-Freescale/MPXA4250AC6U/?qs=sGAEpiMZZMt7FrWooXVB18JH4KrBrTl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uetooth antenna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<text:s/>Molex 146175-0001</text:p>
          </table:table-cell>
          <table:table-cell table:number-columns-repeated="2"/>
          <table:table-cell office:value-type="string" calcext:value-type="string">
            <text:p>http://www.mouser.com/ProductDetail/Molex/146175-0001/?qs=sGAEpiMZZMuBTKBKvsBmlKyuafdvBZ%2fqLaJR2c9gLq5S0l7ZjZaCWA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t temp bluetooth</text:p>
          </table:table-cell>
          <table:table-cell office:value-type="float" office:value="1" calcext:value-type="float">
            <text:p>1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string" calcext:value-type="string">
            <text:p>Texas Instruments CC2540TF256RHAT</text:p>
          </table:table-cell>
          <table:table-cell table:number-columns-repeated="2"/>
          <table:table-cell office:value-type="string" calcext:value-type="string">
            <text:p>http://www.mouser.com/Search/ProductDetail.aspx?qs=m%2f7bTylgptcYIKZeWSjbSQ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<text:s/>Microchip Technology MCP2551T-E/SN</text:p>
          </table:table-cell>
          <table:table-cell table:number-columns-repeated="2"/>
          <table:table-cell office:value-type="string" calcext:value-type="string">
            <text:p>http://www.mouser.com/ProductDetail/Microchip-Technology/MCP2551T-E-SN/?qs=sGAEpiMZZMuyKkoWRCJ2WHe%252bbxCW0ve6UCQvJCMkL2I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 digit LED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Lumex LDS-SMHTA304RISITR</text:p>
          </table:table-cell>
          <table:table-cell table:number-columns-repeated="2"/>
          <table:table-cell office:value-type="string" calcext:value-type="string">
            <text:p>http://www.mouser.com/ProductDetail/Lumex/LDS-SMHTA304RISITR/?qs=sGAEpiMZZMvkC18yXH9iIqnyZjPduLUYkQ6YfuOgNQQ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 digit LED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Lumex LDD-SMHTA304RISITR</text:p>
          </table:table-cell>
          <table:table-cell table:number-columns-repeated="2"/>
          <table:table-cell office:value-type="string" calcext:value-type="string">
            <text:p>http://www.mouser.com/ProductDetail/Lumex/LDD-SMHTA304RISITR/?qs=sGAEpiMZZMvkC18yXH9iIqnyZjPduLUYzsb2BGjw99E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ft register LED driver</text:p>
          </table:table-cell>
          <table:table-cell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TLC6C598PWR</text:p>
          </table:table-cell>
          <table:table-cell table:number-columns-repeated="2"/>
          <table:table-cell office:value-type="string" calcext:value-type="string">
            <text:p>http://www.mouser.com/ProductDetail/Texas-Instruments/TLC6C598PWR/?qs=sGAEpiMZZMsPdFgpQMKDR3VPr5QA8XfiLDVgZVSkBDkPaKoz6V68pA%3d%3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croprocessor</text:p>
          </table:table-cell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/>
            <text:p>ATMEGA256RFR2-ZF</text:p>
          </table:table-cell>
          <table:table-cell table:number-columns-repeated="2"/>
          <table:table-cell office:value-type="string" calcext:value-type="string">
            <text:p>http://www.mouser.com/ProductDetail/Microchip-Technology-Atmel/ATMEGA256RFR2-ZF/?qs=sGAEpiMZZMuuc7S3exxspkBWk5KSY8gcphjC5u6gZpE%3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d inductor</text:p>
          </table:table-cell>
          <table:table-cell office:value-type="float" office:value="2" calcext:value-type="float">
            <text:p>2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string" calcext:value-type="string">
            <text:p><text:s/>API Delevan S1210R-562G</text:p>
          </table:table-cell>
          <table:table-cell table:number-columns-repeated="2"/>
          <table:table-cell office:value-type="string" calcext:value-type="string">
            <text:p>http://www.mouser.com/ProductDetail/API-Delevan/S1210R-562G/?qs=sGAEpiMZZMsg%252by3WlYCkUyDifVhRJ4RXM%252bd5aEu0TEU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 inductive switch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Texas Instruments LDC0851HDSGT</text:p>
          </table:table-cell>
          <table:table-cell table:number-columns-repeated="2"/>
          <table:table-cell office:value-type="string" calcext:value-type="string">
            <text:p>http://www.mouser.com/Search/ProductDetail.aspx?qs=diC8vqfyxkpFCDhGkoDHVQ%3d%3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terproof button switch</text:p>
          </table:table-cell>
          <table:table-cell/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<text:s/>C&amp;K Components KSC413G70SHLFG</text:p>
          </table:table-cell>
          <table:table-cell table:number-columns-repeated="2"/>
          <table:table-cell office:value-type="string" calcext:value-type="string">
            <text:p>http://www.mouser.com/ProductDetail/CK-Components/KSC643JLFG/?qs=sGAEpiMZZMsgGjVA3toVBOjLgGZA5A1OZyFkW84HTm8%3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 dust cover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string" calcext:value-type="string">
            <text:p>Amphenol Commercial Products MUSB-2K15-015BP</text:p>
          </table:table-cell>
          <table:table-cell table:number-columns-repeated="2"/>
          <table:table-cell office:value-type="string" calcext:value-type="string">
            <text:p>http://www.mouser.com/ProductDetail/Amphenol-Commercial-Products/MUSB-2K15-015BP/?qs=CEvMt6SrWlLEqIhKtFgHUQ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b port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string" calcext:value-type="string">
            <text:p>Molex 105443-1101</text:p>
          </table:table-cell>
          <table:table-cell table:number-columns-repeated="2"/>
          <table:table-cell office:value-type="string" calcext:value-type="string">
            <text:p>http://www.mouser.com/ProductDetail/Molex/105443-1101/?qs=sGAEpiMZZMulM8LPOQ%252byk9EUFTeArpJAE%2fJe0MvqOQrDDM94eJEKvg%3d%3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ote temp sensors</text:p>
          </table:table-cell>
          <table:table-cell office:value-type="float" office:value="4" calcext:value-type="float">
            <text:p>4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string" calcext:value-type="string">
            <text:p>Maxim DS18S20+</text:p>
          </table:table-cell>
          <table:table-cell table:number-columns-repeated="2"/>
          <table:table-cell office:value-type="string" calcext:value-type="string">
            <text:p>http://www.mouser.com/ProductDetail/Maxim-Integrated/DS18S20+/?qs=sGAEpiMZZMucenltShoSnqz2Nq7rAtSUgyZHat1AlhI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ard temp sensor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Maxim DS18S20Z+</text:p>
          </table:table-cell>
          <table:table-cell table:number-columns-repeated="2"/>
          <table:table-cell office:value-type="string" calcext:value-type="string">
            <text:p>http://www.mouser.com/ProductDetail/Maxim-Integrated/DS18S20Z+/?qs=sGAEpiMZZMucenltShoSnqz2Nq7rAtSU4aXSE%252bpMCvA%3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ry switch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string" calcext:value-type="string">
            <text:p>E-Switch RDTAR10S1R</text:p>
          </table:table-cell>
          <table:table-cell table:number-columns-repeated="2"/>
          <table:table-cell office:value-type="string" calcext:value-type="string">
            <text:p>https://www.digikey.com/product-detail/en/e-switch/RDTAR10S1R/EG4979-1-ND/281280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 crystal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ABS07AIG-32.768kHz-9-1-T</text:p>
          </table:table-cell>
          <table:table-cell table:number-columns-repeated="2"/>
          <table:table-cell office:value-type="string" calcext:value-type="string">
            <text:p>http://www.mouser.com/ProductDetail/ABRACON/ABS07AIG-32768kHz-9-1-T/?qs=sGAEpiMZZMsBj6bBr9Q9ad1mSHUxq96esKy0D%252b3pQhMDIBX2BgjspQ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 conditioner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2450BM15A0015E</text:p>
          </table:table-cell>
          <table:table-cell table:number-columns-repeated="2"/>
          <table:table-cell office:value-type="string" calcext:value-type="string">
            <text:p>http://www.mouser.com/ProductDetail/Johanson-Technology/2450BM15A0015E/?qs=yCnrNFeXz%252bh0D0HaD1nsOw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LQG15HH6N2S02D</text:p>
          </table:table-cell>
          <table:table-cell table:number-columns-repeated="2"/>
          <table:table-cell office:value-type="string" calcext:value-type="string">
            <text:p>http://www.mouser.com/ProductDetail/Murata-Electronics/LQG15HH6N2S02D/?qs=sGAEpiMZZMsg%252by3WlYCkU9oBvn8kICtvtbMq%2fY7xh7E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LQG15HH5N6S02D</text:p>
          </table:table-cell>
          <table:table-cell table:number-columns-repeated="2"/>
          <table:table-cell office:value-type="string" calcext:value-type="string">
            <text:p>http://www.mouser.com/ProductDetail/Murata/LQG15HH5N6S02D/?qs=%2f%252bYoplLUB5he2fnIQkvTWw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B to UART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string" calcext:value-type="string">
            <text:p>FT231XQ-R</text:p>
          </table:table-cell>
          <table:table-cell table:number-columns-repeated="2"/>
          <table:table-cell office:value-type="string" calcext:value-type="string">
            <text:p>http://www.mouser.com/ProductDetail/FTDI/FT231XQ-R/?qs=sGAEpiMZZMtv%252bwxsgy%2fhiIaF6qCroMVRGjC5PJD3fJk%3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v-3.3v DC-DC converter</text:p>
          </table:table-cell>
          <table:table-cell office:value-type="float" office:value="1" calcext:value-type="float">
            <text:p>1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string" calcext:value-type="string">
            <text:p>LMZ20502SILR</text:p>
          </table:table-cell>
          <table:table-cell table:number-columns-repeated="2"/>
          <table:table-cell office:value-type="string" calcext:value-type="string">
            <text:p>http://www.mouser.com/ProductDetail/Texas-Instruments/LMZ20502SILR/?qs=sGAEpiMZZMt6Q9lZSPl3RZyPCr9D7430ZbIVeLD44BbaBcsTRdPhiQ%3d%3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 PTC fuse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AHS080-2018-2</text:p>
          </table:table-cell>
          <table:table-cell table:number-columns-repeated="2"/>
          <table:table-cell office:value-type="string" calcext:value-type="string">
            <text:p>http://www.mouser.com/ProductDetail/Littelfuse/AHS080-2018-2/?qs=fvkeCqCHl3AybvLOzBRZnw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0mA PTC fus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0ZCJ0025AF2E</text:p>
          </table:table-cell>
          <table:table-cell table:number-columns-repeated="2"/>
          <table:table-cell office:value-type="string" calcext:value-type="string">
            <text:p>http://www.mouser.com/ProductDetail/Bel-Fuse/0ZCJ0025AF2E/?qs=sGAEpiMZZMsgjL4JkW1EEcd%252bb5fzYQwT3%252b6PkpiXdg8XvBjN6%2fY0CQ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B ESD supressor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USBULC6-2M6</text:p>
          </table:table-cell>
          <table:table-cell table:number-columns-repeated="2"/>
          <table:table-cell office:value-type="string" calcext:value-type="string">
            <text:p>http://www.mouser.com/ProductDetail/STMicroelectronics/USBULC6-2M6/?qs=sGAEpiMZZMvxHShE6Whpu9yRJSt2SZkgsIRE6M4NFoc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og ESD supressor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ESD7004MUTAG</text:p>
          </table:table-cell>
          <table:table-cell table:number-columns-repeated="2"/>
          <table:table-cell office:value-type="string" calcext:value-type="string">
            <text:p>http://www.mouser.com/ProductDetail/ON-Semiconductor/ESD7004MUTAG/?qs=sGAEpiMZZMvxHShE6WhpuwfDkOauaE%2fBHgozek5w%252bMQ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current switch</text:p>
          </table:table-cell>
          <table:table-cell office:value-type="float" office:value="1" calcext:value-type="float">
            <text:p>1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string" calcext:value-type="string">
            <text:p>VNQ5027AKTR-E</text:p>
          </table:table-cell>
          <table:table-cell table:number-columns-repeated="2"/>
          <table:table-cell office:value-type="string" calcext:value-type="string">
            <text:p>http://www.mouser.com/ProductDetail/STMicroelectronics/VNQ5027AKTR-E/?qs=c7aj%252bF6iEVjdmdhkvQsU0A%3D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BSC072N03LD G</text:p>
          </table:table-cell>
          <table:table-cell table:number-columns-repeated="2"/>
          <table:table-cell office:value-type="string" calcext:value-type="string">
            <text:p>http://www.mouser.com/ProductDetail/Infineon-Technologies/BSC072N03LD-G/?qs=sGAEpiMZZMshyDBzk1%2fWi9Xn%2fBYY8cyRAJeqSQNLNhI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amp 2ch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LMV822IQ2T</text:p>
          </table:table-cell>
          <table:table-cell table:number-columns-repeated="2"/>
          <table:table-cell office:value-type="string" calcext:value-type="string">
            <text:p>http://www.mouser.com/ProductDetail/STMicroelectronics/LMV822IQ2T/?qs=sGAEpiMZZMtCHixnSjNA6JrROJiHr6nGTf7H0t1e594%3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vel translator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TB0101AGWH</text:p>
          </table:table-cell>
          <table:table-cell table:number-columns-repeated="2"/>
          <table:table-cell office:value-type="string" calcext:value-type="string">
            <text:p>http://www.mouser.com/ProductDetail/NXP-Semiconductors/NTB0101AGWH/?qs=sGAEpiMZZMsty6Jaj0%252bBBsDDBarRmZMrt63UBjMPCbQ%3d</text:p>
          </table:table-cell>
          <table:table-cell table:number-columns-repeated="1016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3"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oltage</text:p>
          </table:table-cell>
          <table:table-cell table:style-name="ce4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+ 1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+ 2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il 1 Coi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il 2 Coi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points in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office:value-type="string" calcext:value-type="string">
            <text:p>needs isolato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F-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F+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F- (to old VR)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+ (to old VR)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cc to old VR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hase sense</text:p>
          </table:table-cell>
          <table:table-cell table:style-name="ce1" office:value-type="string" calcext:value-type="string">
            <text:p>Mini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point signal out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EN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FLAG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INP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EN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FLAG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INP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 light</text:p>
          </table:table-cell>
          <table:table-cell office:value-type="string" calcext:value-type="string">
            <text:p>Mini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ini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-wire signal</text:p>
          </table:table-cell>
          <table:table-cell table:style-name="ce1" office:value-type="string" calcext:value-type="string">
            <text:p>Mini50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1-wire ground</text:p>
          </table:table-cell>
          <table:table-cell office:value-type="string" calcext:value-type="string">
            <text:p>Mini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wire Vcc</text:p>
          </table:table-cell>
          <table:table-cell office:value-type="string" calcext:value-type="string">
            <text:p>Mini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jector 1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jector 2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l pump relay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2 sensor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 1 inpu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 2 inpu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</table:table>
      <table:table table:name="Sheet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Speeduino ADC clamp</text:p>
          </table:table-cell>
          <table:table-cell table:style-name="ce1" office:value-type="string" calcext:value-type="string">
            <text:p>Speeduino Analog pin</text:p>
          </table:table-cell>
          <table:table-cell table:style-name="ce1" office:value-type="string" calcext:value-type="string">
            <text:p>Airhead Analog Clamp</text:p>
          </table:table-cell>
          <table:table-cell table:style-name="ce1" office:value-type="string" calcext:value-type="string">
            <text:p>Airhead Analog pin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ADC Clamp 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S1</text:p>
          </table:table-cell>
          <table:table-cell office:value-type="string" calcext:value-type="string">
            <text:p>ADC Clamp 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CD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Ref Voltage</text:p>
          </table:table-cell>
          <table:table-cell office:value-type="string" calcext:value-type="string">
            <text:p>ADC Clamp 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P1</text:p>
          </table:table-cell>
          <table:table-cell/>
          <table:table-cell table:style-name="ce3" office:value-type="string" calcext:value-type="string">
            <text:p>A3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S2</text:p>
          </table:table-cell>
          <table:table-cell table:number-columns-repeated="2"/>
          <table:table-cell office:value-type="string" calcext:value-type="string">
            <text:p>ADC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AT</text:p>
          </table:table-cell>
          <table:table-cell office:value-type="string" calcext:value-type="string">
            <text:p>ADC Clamp 6</text:p>
          </table:table-cell>
          <table:table-cell office:value-type="string" calcext:value-type="string">
            <text:p>A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 Temp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 Temp 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Coolant Temp Sensor</text:p>
          </table:table-cell>
          <table:table-cell table:style-name="ce5" office:value-type="string" calcext:value-type="string">
            <text:p>ADC Clamp 2</text:p>
          </table:table-cell>
          <table:table-cell table:style-name="ce5" office:value-type="string" calcext:value-type="string">
            <text:p>A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rank &amp; Cam</text:p>
          </table:table-cell>
          <table:table-cell table:style-name="ce5" office:value-type="string" calcext:value-type="string">
            <text:p>ADC Clamp 5</text:p>
          </table:table-cell>
          <table:table-cell table:style-name="ce5"/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1019"/>
        </table:table-row>
      </table:table>
      <table:named-expressions/>
      <table:database-ranges>
        <table:database-range table:name="__Anonymous_Sheet_DB__0" table:target-range-address="Sheet1.A4:Sheet1.AMJ32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Sheet5.B2:Sheet5.B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5:38:11.5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8:20:06.439591869</meta:creation-date>
    <meta:editing-duration>P11DT20H10M28S</meta:editing-duration>
    <meta:editing-cycles>21</meta:editing-cycles>
    <meta:generator>LibreOffice/5.3.4.2$Windows_X86_64 LibreOffice_project/f82d347ccc0be322489bf7da61d7e4ad13fe2ff3</meta:generator>
    <dc:date>2017-08-14T15:39:34.198000000</dc:date>
    <meta:document-statistic meta:table-count="3" meta:cell-count="451" meta:object-count="0"/>
  </office:meta>
</office:document-meta>
</file>